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nonymice Powerline" svg:font-family="'Anonymice Powerlin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paragraph-properties fo:line-height="200%"/>
      <style:text-properties officeooo:rsid="000e21b2" officeooo:paragraph-rsid="000e21b2"/>
    </style:style>
    <style:style style:name="P2" style:family="paragraph" style:parent-style-name="Standard">
      <style:paragraph-properties fo:line-height="200%"/>
    </style:style>
    <style:style style:name="P3" style:family="paragraph" style:parent-style-name="Standard">
      <style:text-properties officeooo:rsid="0014bbba" officeooo:paragraph-rsid="0014bbba"/>
    </style:style>
    <style:style style:name="P4" style:family="paragraph" style:parent-style-name="Text_20_body">
      <style:paragraph-properties fo:line-height="200%" fo:text-align="center" style:justify-single-word="false"/>
      <style:text-properties officeooo:rsid="000e21b2" officeooo:paragraph-rsid="000e21b2"/>
    </style:style>
    <style:style style:name="P5" style:family="paragraph" style:parent-style-name="Text_20_body">
      <style:paragraph-properties fo:line-height="200%"/>
      <style:text-properties officeooo:rsid="000e21b2" officeooo:paragraph-rsid="000e21b2"/>
    </style:style>
    <style:style style:name="P6" style:family="paragraph" style:parent-style-name="Text_20_body">
      <style:paragraph-properties fo:line-height="200%"/>
      <style:text-properties officeooo:rsid="0010b583" officeooo:paragraph-rsid="0010b583"/>
    </style:style>
    <style:style style:name="P7" style:family="paragraph" style:parent-style-name="Text_20_body" style:list-style-name="L1">
      <style:paragraph-properties fo:line-height="200%"/>
      <style:text-properties officeooo:rsid="0010b583" officeooo:paragraph-rsid="0010b583"/>
    </style:style>
    <style:style style:name="P8" style:family="paragraph" style:parent-style-name="Text_20_body" style:list-style-name="L1">
      <style:paragraph-properties fo:line-height="200%"/>
      <style:text-properties officeooo:paragraph-rsid="0010b583"/>
    </style:style>
    <style:style style:name="P9" style:family="paragraph" style:parent-style-name="Text_20_body" style:list-style-name="L1">
      <style:paragraph-properties fo:line-height="200%"/>
      <style:text-properties officeooo:rsid="0011efbe" officeooo:paragraph-rsid="0011efbe"/>
    </style:style>
    <style:style style:name="P10" style:family="paragraph" style:parent-style-name="Text_20_body">
      <style:text-properties officeooo:rsid="0012bd34" officeooo:paragraph-rsid="0012bd34"/>
    </style:style>
    <style:style style:name="P11" style:family="paragraph" style:parent-style-name="Text_20_body">
      <style:paragraph-properties fo:line-height="200%"/>
      <style:text-properties officeooo:rsid="0012bd34" officeooo:paragraph-rsid="0012bd34"/>
    </style:style>
    <style:style style:name="P12" style:family="paragraph" style:parent-style-name="Text_20_body">
      <style:text-properties officeooo:rsid="00150d00" officeooo:paragraph-rsid="00150d00"/>
    </style:style>
    <style:style style:name="P13" style:family="paragraph" style:parent-style-name="Text_20_body">
      <style:text-properties officeooo:rsid="001670c3" officeooo:paragraph-rsid="001670c3"/>
    </style:style>
    <style:style style:name="P14" style:family="paragraph" style:parent-style-name="Text_20_body">
      <style:text-properties officeooo:rsid="001b7433" officeooo:paragraph-rsid="001b7433"/>
    </style:style>
    <style:style style:name="P15" style:family="paragraph" style:parent-style-name="Text_20_body">
      <style:text-properties officeooo:rsid="001be790" officeooo:paragraph-rsid="001be790"/>
    </style:style>
    <style:style style:name="P16" style:family="paragraph" style:parent-style-name="Text_20_body">
      <style:text-properties officeooo:paragraph-rsid="001ca534"/>
    </style:style>
    <style:style style:name="P17" style:family="paragraph" style:parent-style-name="Text_20_body">
      <style:paragraph-properties fo:line-height="100%"/>
      <style:text-properties officeooo:paragraph-rsid="001d20fc"/>
    </style:style>
    <style:style style:name="P18" style:family="paragraph" style:parent-style-name="Text_20_body">
      <style:paragraph-properties fo:line-height="100%"/>
      <style:text-properties officeooo:paragraph-rsid="001ca534"/>
    </style:style>
    <style:style style:name="P19" style:family="paragraph" style:parent-style-name="Text_20_body">
      <style:paragraph-properties fo:line-height="100%"/>
      <style:text-properties officeooo:paragraph-rsid="001e7c2b"/>
    </style:style>
    <style:style style:name="P20" style:family="paragraph" style:parent-style-name="Text_20_body" style:master-page-name="">
      <loext:graphic-properties draw:fill="none"/>
      <style:paragraph-properties fo:margin-left="0in" fo:margin-right="0in" fo:margin-top="0in" fo:margin-bottom="0.0972in" loext:contextual-spacing="false" fo:line-height="100%" fo:text-indent="1.1252in" style:auto-text-indent="false" style:page-number="auto" fo:background-color="transparent"/>
      <style:text-properties officeooo:paragraph-rsid="001d20fc"/>
    </style:style>
    <style:style style:name="P21" style:family="paragraph" style:parent-style-name="Text_20_body" style:master-page-name="">
      <loext:graphic-properties draw:fill="none"/>
      <style:paragraph-properties fo:margin-left="0in" fo:margin-right="0in" fo:margin-top="0in" fo:margin-bottom="0.0972in" loext:contextual-spacing="false" fo:line-height="100%" fo:text-indent="1.1252in" style:auto-text-indent="false" style:page-number="auto" fo:background-color="transparent"/>
      <style:text-properties officeooo:paragraph-rsid="001d20fc"/>
    </style:style>
    <style:style style:name="P22" style:family="paragraph" style:parent-style-name="Text_20_body" style:master-page-name="">
      <loext:graphic-properties draw:fill="none"/>
      <style:paragraph-properties fo:margin-left="0in" fo:margin-right="0in" fo:margin-top="0in" fo:margin-bottom="0.0972in" loext:contextual-spacing="false" fo:line-height="100%" fo:text-indent="1.1252in" style:auto-text-indent="false" style:page-number="auto" fo:background-color="transparent"/>
      <style:text-properties officeooo:paragraph-rsid="001d20fc"/>
    </style:style>
    <style:style style:name="P23" style:family="paragraph" style:parent-style-name="Text_20_body" style:master-page-name="">
      <loext:graphic-properties draw:fill="none"/>
      <style:paragraph-properties fo:margin-left="0in" fo:margin-right="0in" fo:margin-top="0in" fo:margin-bottom="0.0972in" loext:contextual-spacing="false" fo:line-height="100%" fo:text-indent="1.25in" style:auto-text-indent="false" style:page-number="auto" fo:background-color="transparent"/>
      <style:text-properties officeooo:paragraph-rsid="001e7c2b"/>
    </style:style>
    <style:style style:name="P24" style:family="paragraph" style:parent-style-name="Heading_20_1">
      <style:paragraph-properties fo:line-height="200%" fo:text-align="center" style:justify-single-word="false"/>
      <style:text-properties fo:font-weight="normal" officeooo:rsid="000e21b2" officeooo:paragraph-rsid="000e21b2" style:font-weight-asian="normal" style:font-weight-complex="normal"/>
    </style:style>
    <style:style style:name="P25" style:family="paragraph" style:parent-style-name="Heading_20_1">
      <style:paragraph-properties fo:line-height="200%"/>
      <style:text-properties officeooo:rsid="0010b583" officeooo:paragraph-rsid="0010b583"/>
    </style:style>
    <style:style style:name="P26" style:family="paragraph" style:parent-style-name="Heading_20_1">
      <style:text-properties officeooo:rsid="001ca534" officeooo:paragraph-rsid="001ca534"/>
    </style:style>
    <style:style style:name="P27" style:family="paragraph" style:parent-style-name="Heading_20_1">
      <style:paragraph-properties fo:line-height="200%" fo:break-before="page"/>
      <style:text-properties officeooo:rsid="000e21b2" officeooo:paragraph-rsid="000e21b2"/>
    </style:style>
    <style:style style:name="P28" style:family="paragraph" style:parent-style-name="Heading_20_2">
      <style:paragraph-properties fo:line-height="200%"/>
      <style:text-properties officeooo:rsid="0010b583" officeooo:paragraph-rsid="0010b583"/>
    </style:style>
    <style:style style:name="P29" style:family="paragraph" style:parent-style-name="Heading_20_2">
      <style:text-properties officeooo:rsid="0011efbe" officeooo:paragraph-rsid="0011efbe"/>
    </style:style>
    <style:style style:name="P30" style:family="paragraph" style:parent-style-name="Heading_20_2">
      <style:text-properties officeooo:rsid="0014bbba" officeooo:paragraph-rsid="0014bbba"/>
    </style:style>
    <style:style style:name="P31" style:family="paragraph" style:parent-style-name="Heading_20_2">
      <style:text-properties officeooo:rsid="00150d00" officeooo:paragraph-rsid="00150d00"/>
    </style:style>
    <style:style style:name="P32" style:family="paragraph" style:parent-style-name="Heading_20_2">
      <style:text-properties officeooo:rsid="001b7433" officeooo:paragraph-rsid="001b7433"/>
    </style:style>
    <style:style style:name="P33" style:family="paragraph" style:parent-style-name="Heading_20_2">
      <style:text-properties officeooo:rsid="001e7c2b" officeooo:paragraph-rsid="001e7c2b"/>
    </style:style>
    <style:style style:name="P34" style:family="paragraph">
      <style:paragraph-properties fo:text-align="center"/>
    </style:style>
    <style:style style:name="P35" style:family="paragraph">
      <loext:graphic-properties draw:fill="none" draw:fill-color="#ffffff"/>
      <style:text-properties style:font-name="Anonymice Powerline"/>
    </style:style>
    <style:style style:name="P36" style:family="paragraph">
      <style:text-properties style:font-name="Anonymice Powerline" fo:font-size="12pt" style:font-name-complex="Anonymice Powerline"/>
    </style:style>
    <style:style style:name="P37" style:family="paragraph">
      <loext:graphic-properties draw:fill="none" draw:fill-color="#ffffff"/>
    </style:style>
    <style:style style:name="P38" style:family="paragraph">
      <style:text-properties style:font-name="Anonymice Powerline"/>
    </style:style>
    <style:style style:name="T1" style:family="text">
      <style:text-properties fo:font-size="11pt" style:font-size-asian="9.60000038146973pt" style:font-size-complex="11pt"/>
    </style:style>
    <style:style style:name="T2" style:family="text">
      <style:text-properties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italic" officeooo:rsid="0012bd34"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448e4" style:font-weight-asian="normal" style:font-weight-complex="normal"/>
    </style:style>
    <style:style style:name="T9" style:family="text">
      <style:text-properties fo:font-weight="normal" officeooo:rsid="0014bbba"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10b583" style:font-style-asian="normal" style:font-style-complex="normal"/>
    </style:style>
    <style:style style:name="T12" style:family="text">
      <style:text-properties fo:font-style="normal" officeooo:rsid="0011efbe" style:font-style-asian="normal" style:font-style-complex="normal"/>
    </style:style>
    <style:style style:name="T13" style:family="text">
      <style:text-properties fo:font-style="normal" officeooo:rsid="0012bd34" style:font-style-asian="normal" style:font-style-complex="normal"/>
    </style:style>
    <style:style style:name="T14" style:family="text">
      <style:text-properties fo:font-style="normal" officeooo:rsid="001670c3" style:font-style-asian="normal" style:font-style-complex="normal"/>
    </style:style>
    <style:style style:name="T15" style:family="text">
      <style:text-properties fo:font-style="normal" officeooo:rsid="001702e3" style:font-style-asian="normal" style:font-style-complex="normal"/>
    </style:style>
    <style:style style:name="T16" style:family="text">
      <style:text-properties fo:font-style="normal" officeooo:rsid="001a0d3c" style:font-style-asian="normal" style:font-style-complex="normal"/>
    </style:style>
    <style:style style:name="T17" style:family="text">
      <style:text-properties fo:font-style="normal" officeooo:rsid="001b7433"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f274d" style:font-style-asian="normal" style:font-weight-asian="normal" style:font-style-complex="normal" style:font-weight-complex="normal"/>
    </style:style>
    <style:style style:name="T20" style:family="text">
      <style:text-properties fo:font-style="normal" fo:font-weight="normal" officeooo:rsid="0010b583" style:font-style-asian="normal" style:font-weight-asian="normal" style:font-style-complex="normal" style:font-weight-complex="normal"/>
    </style:style>
    <style:style style:name="T21" style:family="text">
      <style:text-properties fo:font-size="10pt" fo:font-style="italic" style:font-size-asian="10pt" style:font-style-asian="italic" style:font-size-complex="10pt" style:font-style-complex="italic"/>
    </style:style>
    <style:style style:name="T22" style:family="text">
      <style:text-properties officeooo:rsid="0014bbba"/>
    </style:style>
    <style:style style:name="T23" style:family="text">
      <style:text-properties officeooo:rsid="001670c3"/>
    </style:style>
    <style:style style:name="T24" style:family="text">
      <style:text-properties officeooo:rsid="001be790"/>
    </style:style>
    <style:style style:name="T25" style:family="text">
      <style:text-properties officeooo:rsid="001ca534"/>
    </style:style>
    <style:style style:name="T26" style:family="text">
      <style:text-properties officeooo:rsid="001d20fc"/>
    </style:style>
    <style:style style:name="T27" style:family="text">
      <style:text-properties fo:font-size="8pt" style:font-size-asian="6pt" style:font-size-complex="8pt"/>
    </style:style>
    <style:style style:name="T28" style:family="text">
      <style:text-properties style:font-name="Anonymice Powerli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45in" fo:min-width="1.239in" style:run-through="foreground" style:wrap="run-through" style:number-wrapped-paragraphs="no-limit" style:vertical-pos="from-top" style:vertical-rel="paragraph" style:horizontal-pos="from-left" style:horizontal-rel="paragraph"/>
    </style:style>
    <style:style style:name="gr2"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marker-end="Arrowheads_20_1" draw:fill="none" draw:fill-color="#ffffff" fo:min-height="0.6362in" style:run-through="foreground" style:wrap="none" style:wrap-contour-mode="full" style:vertical-pos="from-top" style:vertical-rel="paragraph" style:horizontal-pos="from-left" style:horizontal-rel="paragraph"/>
    </style:style>
    <style:style style:name="gr5" style:family="graphic">
      <style:graphic-properties draw:stroke="none" svg:stroke-color="#000000" draw:marker-end="Arrowheads_20_1" draw:fill="none" draw:fill-color="#ffffff" fo:min-height="1.4583in" style:run-through="foreground" style:wrap="none" style:wrap-contour-mode="full" style:vertical-pos="from-top" style:vertical-rel="paragraph" style:horizontal-pos="from-left" style:horizontal-rel="paragraph"/>
    </style:style>
    <style:style style:name="gr6" style:family="graphic">
      <style:graphic-properties draw:stroke="none" svg:stroke-color="#000000" draw:marker-end="Arrowheads_20_1" draw:fill="none" draw:fill-color="#ffffff" fo:min-height="1.2811in" style:run-through="foreground" style:wrap="none" style:wrap-contour-mode="full" style:vertical-pos="from-top" style:vertical-rel="paragraph" style:horizontal-pos="from-left" style:horizontal-rel="paragraph"/>
    </style:style>
    <style:style style:name="gr7" style:family="graphic">
      <style:graphic-properties draw:stroke="none" svg:stroke-color="#000000" draw:marker-end="Arrowheads_20_1" draw:fill="none" draw:fill-color="#ffffff" fo:min-height="1.1102in" style:run-through="foreground" style:wrap="none" style:wrap-contour-mode="full" style:vertical-pos="from-top" style:vertical-rel="paragraph" style:horizontal-pos="from-left" style:horizontal-rel="paragraph"/>
    </style:style>
    <style:style style:name="gr8" style:family="graphic">
      <style:graphic-properties draw:stroke="none" svg:stroke-color="#000000" draw:marker-end="Arrowheads_20_1" draw:fill="none" draw:fill-color="#ffffff" fo:min-height="0.9752in" style:run-through="foreground" style:wrap="none" style:wrap-contour-mode="full" style:vertical-pos="from-top" style:vertical-rel="paragraph" style:horizontal-pos="from-left" style:horizontal-rel="paragraph"/>
    </style:style>
    <style:style style:name="gr9" style:family="graphic">
      <style:graphic-properties draw:stroke="none" svg:stroke-color="#000000" draw:marker-end="Arrowheads_20_1" draw:fill="none" draw:fill-color="#ffffff" fo:min-height="1.17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CS 315</text:p>
      <text:p text:style-name="P1">Programming Languages<text:line-break/>Project 1</text:p>
      <text:p text:style-name="P1"/>
      <text:h text:style-name="P24" text:outline-level="1">Doğaç Eldenk <text:span text:style-name="T2">sec-2 / 21703939</text:span><text:line-break/><text:span text:style-name="T23">Ata </text:span>Atasoy <text:span text:style-name="T1">sec-2 <text:s/>/ 21702532</text:span></text:h>
      <text:p text:style-name="P4"/>
      <text:p text:style-name="P4"/>
      <text:h text:style-name="P27" text:outline-level="1">1. Introduction</text:h>
      <text:p text:style-name="P5">Nowadays, <text:span text:style-name="T3">Internet of Things</text:span> is getting more and more popular. Our aim is to design a programming language for IoT devices. Our language’s name is <text:span text:style-name="T6">Wakanda</text:span><text:span text:style-name="T7">,</text:span><text:span text:style-name="T9">since</text:span><text:span text:style-name="T7"> it has a simple syntax </text:span><text:span text:style-name="T9">one</text:span><text:span text:style-name="T7"> can think it is a weak language, but once </text:span><text:span text:style-name="T9">one</text:span><text:span text:style-name="T7"> dive</text:span><text:span text:style-name="T9">s</text:span><text:span text:style-name="T7"> deep into it </text:span><text:span text:style-name="T9">they</text:span><text:span text:style-name="T7"> will see it is very flexible and powerful</text:span><text:span text:style-name="T8">.</text:span><text:span text:style-name="T7"> Wakanda’s syntax is </text:span><text:span text:style-name="T5">Go</text:span><text:span text:style-name="T18"> alike</text:span><text:span text:style-name="T19"> (also makes it similar to C)</text:span><text:span text:style-name="T18">. </text:span><text:span text:style-name="T19">Because our primary functions are concurrency (on sensor reading and switches) and networking. Target user for our programming language is not professionals but people who are similar with programming, like hobbiests </text:span><text:span text:style-name="T20">who likes to do DIY projects</text:span><text:span text:style-name="T19">. </text:span><text:span text:style-name="T20">It should be easy for them to write consistent code on Wakanda because of it’s syntax and error handling capabilities.</text:span></text:p>
      <text:h text:style-name="P25" text:outline-level="1">2. <text:span text:style-name="T25">Fundamental </text:span>Structur<text:span text:style-name="T24">al Components</text:span></text:h>
      <text:p text:style-name="P2">Wakanda is not an Object-Oriented language like C++ or Java. We are more concentrated on the functional side. We believe that IoT nodes should run a consistent, well-built, exception handling code. Therefore we are keeping things simple and giving user flexibility to handle all kinds of errors and exceptions. </text:p>
      <text:h text:style-name="P28" text:outline-level="2">2.1 Main Program</text:h>
      <text:p text:style-name="P6">Wakanda has 2 additional methods to main. They are <text:span text:style-name="T3">initial </text:span><text:span text:style-name="T10">and </text:span><text:span text:style-name="T3">end</text:span><text:span text:style-name="T10">. The flow of events if like following:</text:span></text:p>
      <text:p text:style-name="P6"><draw:custom-shape text:anchor-type="paragraph" draw:z-index="0" draw:name="Shape1" draw:style-name="gr1" svg:width="1.2878in" svg:height="0.4988in" svg:x="0.0055in" svg:y="0.1402in"><text:p text:style-name="P34">Initia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1" draw:style-name="gr1" draw:text-style-name="P34" svg:width="1.2878in" svg:height="0.4988in" svg:x="5.2146in" svg:y="0.1772in"><text:p text:style-name="P34">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1" draw:style-name="gr1" draw:text-style-name="P34" svg:width="1.2878in" svg:height="0.4988in" svg:x="1.8665in" svg:y="0.1626in"><text:p text:style-name="P34">Ma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text:p>
      <text:p text:style-name="P6"><draw:line text:anchor-type="paragraph" draw:z-index="3" draw:name="Shape2" draw:style-name="gr2" draw:text-style-name="P34" svg:x1="1.2929in" svg:y1="-0.0791in" svg:x2="1.8665in" svg:y2="-0.0791in"><text:p/></draw:line><draw:line text:anchor-type="paragraph" draw:z-index="4" draw:name="Shape3" draw:style-name="gr3" draw:text-style-name="P34" svg:x1="3.1543in" svg:y1="-0.0646in" svg:x2="5.2146in" svg:y2="-0.0791in"><text:p text:style-name="P34"><text:span text:style-name="T27"/></text:p><text:p text:style-name="P34"><text:span text:style-name="T27"/></text:p><text:p text:style-name="P34"><text:span text:style-name="T27">Main is finished, had an exception</text:span></text:p><text:p text:style-name="P34"><text:span text:style-name="T27">or Node is shut down</text:span></text:p></draw:line><text:span text:style-name="T10"/></text:p>
      <text:list xml:id="list3407432706" text:style-name="L1">
        <text:list-item>
          <text:p text:style-name="P8"><text:span text:style-name="T11">When a IoT node is launched or a code is imported from another file, it’s initial statement is run first. Variables defined in initial statement are global variables and they are also exported to other files when imported.</text:span></text:p>
        </text:list-item>
        <text:list-item>
          <text:p text:style-name="P7"><text:soft-page-break/><text:span text:style-name="T10">When th</text:span><text:span text:style-name="T12">e initialization process if finished, it starts running the code in the main statement as a regular Go, C++ or Java program. Note that Initial and End statements are optional but it is highly encouraged for programmers to use.</text:span></text:p>
        </text:list-item>
        <text:list-item>
          <text:p text:style-name="P9"><text:span text:style-name="T10">Finally, when the Main statement throws an error, the program continues from End statement. This statement includes things as closing the connection, reporting the user that node is failed etc. For example it can send a mail to user if it fails during a run so the user will see it immediately and will have less downtime.</text:span></text:p>
        </text:list-item>
      </text:list>
      <text:p text:style-name="P11"><draw:frame text:anchor-type="paragraph" draw:z-index="6" draw:name="Shape5" draw:style-name="gr5" draw:text-style-name="P37" svg:width="7.0378in" svg:height="2.1677in" svg:x="0.0591in" svg:y="0.2382in"><draw:text-box><text:p text:style-name="P36">using []</text:p><text:p text:style-name="P36"/><text:p text:style-name="P36">initial {</text:p><text:p text:style-name="P36"><text:tab/>...initial definitions etc.</text:p><text:p text:style-name="P36">}</text:p><text:p text:style-name="P36"/><text:p text:style-name="P36">main {</text:p><text:p text:style-name="P36"><text:tab/>...main</text:p><text:p text:style-name="P36">}</text:p><text:p text:style-name="P36"/><text:p text:style-name="P36">end {</text:p><text:p text:style-name="P36"><text:tab/>...final operations<text:line-break/>}</text:p></draw:text-box></draw:frame><text:span text:style-name="T10">An example program:</text:span></text:p>
      <text:p text:style-name="P3">Note the using statement at the end, we will cover it later.</text:p>
      <text:h text:style-name="P29" text:outline-level="2"><text:span text:style-name="T22">2</text:span>.2 Functions</text:h>
      <text:p text:style-name="Text_20_body"><text:span text:style-name="T10">There are no classes in Wakanda but we can import other files to use functions that are defined inside other files. By default, every function is exported to the imported file. You can hide a function to imported function if you write </text:span><text:span text:style-name="T3">!</text:span><text:span text:style-name="T4">f</text:span><text:span text:style-name="T3">unc </text:span><text:span text:style-name="T13">instead of </text:span><text:span text:style-name="T4">func</text:span><text:span text:style-name="T13">. In wakanda, the void funcitons are usually avoided. Because we want consistency around our code, it is highly recommended that you should use </text:span><text:span text:style-name="T4">Promise</text:span><text:span text:style-name="T13"> type instead of void function. Promise types can trigger exceptions inside functions so you can handle them. A basic function definition is the following: </text:span></text:p>
      <text:p text:style-name="P10"><draw:frame text:anchor-type="paragraph" draw:z-index="5" draw:name="Shape4" draw:style-name="gr4" draw:text-style-name="P35" svg:width="6.0748in" svg:height="0.6677in" svg:x="0.052in" svg:y="-0.0598in"><draw:text-box><text:p><text:span text:style-name="T28">(!func | func) </text:span><text:span text:style-name="T28">functionName(type </text:span><text:span text:style-name="T28">value, ...) -&gt; </text:span><text:span text:style-name="T28">(returnType | 0) </text:span><text:span text:style-name="T28">{</text:span></text:p><text:p><text:span text:style-name="T28"><text:tab/></text:span><text:span text:style-name="T28">... Function </text:span><text:span text:style-name="T28">body</text:span></text:p><text:p><text:span text:style-name="T28"><text:tab/></text:span><text:span text:style-name="T28">return </text:span><text:span text:style-name="T28">&lt;value&gt;</text:span></text:p><text:p><text:span text:style-name="T28">}</text:span></text:p></draw:text-box></draw:frame><text:span text:style-name="T21">Note that 0 is used to define void funcitons, which we do not recommend!</text:span></text:p>
      <text:h text:style-name="P30" text:outline-level="2"><text:soft-page-break/>2.3 Loops</text:h>
      <text:p text:style-name="P12">Wakanda only has for loop like Go language. It can be also used as a while loop. It does not need parantheses. We believe that there are no advantages of having a seperate while and for loop therefore we have choosen to have our loops like Go. Example for statements:</text:p>
      <text:p text:style-name="P12"><draw:frame text:anchor-type="paragraph" draw:z-index="7" draw:name="Shape6" draw:style-name="gr6" draw:text-style-name="P35" svg:width="5.9157in" svg:height="1.2815in" svg:x="-0.002in" svg:y="0.1681in"><draw:text-box><text:p><text:span text:style-name="T28">for &lt;condition&gt; {</text:span></text:p><text:p><text:span text:style-name="T28"><text:tab/></text:span><text:span text:style-name="T28">...</text:span></text:p><text:p><text:span text:style-name="T28">}</text:span></text:p><text:p><text:span text:style-name="T28"/></text:p><text:p><text:span text:style-name="T28">for element in </text:span><text:span text:style-name="T28">array {</text:span></text:p><text:p><text:span text:style-name="T28"><text:tab/></text:span><text:span text:style-name="T28">... </text:span></text:p><text:p><text:span text:style-name="T28">}</text:span></text:p></draw:text-box></draw:frame>We will explain more about arrays in the future subsections so you can easily creative iterative loops.</text:p>
      <text:h text:style-name="P31" text:outline-level="2">2.4 Variable and Array Definition</text:h>
      <text:p text:style-name="P12">Variables can be defined with initial values or without values. When a variable is not assigned to an initial value, it is <text:span text:style-name="T3">undefined</text:span><text:span text:style-name="T10"> and it </text:span><text:span text:style-name="T14">can be checked whether it is undefined or not by the ? Operator. It returns true if it is defined and false if it undefined. Example definitions are the following:</text:span></text:p>
      <text:p text:style-name="P13"><draw:frame text:anchor-type="paragraph" draw:z-index="8" draw:name="Shape7" draw:style-name="gr7" draw:text-style-name="P35" svg:width="6.6295in" svg:height="1.1106in" svg:x="0.0134in" svg:y="0.0409in"><draw:text-box><text:p><text:span text:style-name="T28">main {</text:span></text:p><text:p><text:span text:style-name="T28"><text:tab/></text:span><text:span text:style-name="T28">number a</text:span></text:p><text:p><text:span text:style-name="T28"><text:tab/></text:span><text:span text:style-name="T28">number b = </text:span><text:span text:style-name="T28">0.3</text:span></text:p><text:p><text:span text:style-name="T28"><text:tab/></text:span><text:span text:style-name="T28">number[] c = </text:span><text:span text:style-name="T28">[1..4] // Array </text:span><text:span text:style-name="T28">definiton from 1 </text:span><text:span text:style-name="T28">to 4</text:span></text:p><text:p><text:span text:style-name="T28"><text:tab/></text:span><text:span text:style-name="T28">func smf = </text:span><text:span text:style-name="T28">() -&gt; 0 {} // </text:span><text:span text:style-name="T28">func is also a </text:span><text:span text:style-name="T28">primitive type</text:span></text:p><text:p><text:span text:style-name="T28">}</text:span></text:p></draw:text-box></draw:frame>Primitive types are : number, char, string, func, sensor, URL and arrays can be defined on any type.</text:p>
      <text:p text:style-name="P13">Custom types are defined in the program body as the following:</text:p>
      <text:p text:style-name="P13"><draw:frame text:anchor-type="paragraph" draw:z-index="9" draw:name="Shape8" draw:style-name="gr8" draw:text-style-name="P35" svg:width="6.6449in" svg:height="1.0012in" svg:x="-0.002in" svg:y="-0.1492in"><draw:text-box><text:p><text:span text:style-name="T28">@customtype [</text:span></text:p><text:p><text:span text:style-name="T28"><text:tab/></text:span><text:span text:style-name="T28">number </text:span><text:span text:style-name="T28">aNumber</text:span></text:p><text:p><text:span text:style-name="T28"><text:tab/></text:span><text:span text:style-name="T28">func </text:span><text:span text:style-name="T28">someFunc</text:span></text:p><text:p><text:span text:style-name="T28"><text:tab/></text:span><text:span text:style-name="T28">string name</text:span></text:p><text:p><text:span text:style-name="T28"><text:tab/></text:span><text:span text:style-name="T28">anothertype </text:span><text:span text:style-name="T28">myval</text:span></text:p><text:p><text:span text:style-name="T28">]</text:span></text:p></draw:text-box></draw:frame><draw:frame text:anchor-type="paragraph" draw:z-index="10" draw:name="Shape9" draw:style-name="gr9" draw:text-style-name="P37" svg:width="6.6594in" svg:height="1.176in" svg:x="0.0055in" svg:y="3.998in"><draw:text-box><text:p/></draw:text-box></draw:frame>With this feature, you can bundle data. Therefore customtype is also called a <text:span text:style-name="T3">bundle </text:span><text:span text:style-name="T10">in Wakanda. </text:span><text:span text:style-name="T15">Because you can also have functions inside bundles, you can program Wakanda like an object </text:span><text:soft-page-break/><text:span text:style-name="T15">oriented language, but we do not encourage it, it is up to user. Access to members of bundles are done using . operator. You can also have factory methods of bundles instead of constructors. All values are undefined when a new bundle object is defined. One of the most importants in Wakanda is, array – bundle association. Every bundle in Wakanda is an extension to array. Bundles can be unpacked as arrays or arrays can be packed as bundles. Every bundle is an array and it’s size is it’s number of prop</text:span><text:span text:style-name="T16">erties. The ordering of properties is the ind</text:span><text:span text:style-name="T17">ices </text:span><text:span text:style-name="T16">of elements and </text:span><text:span text:style-name="T17">each element has strictly the type of it’s property. For example:</text:span></text:p>
      <text:p text:style-name="P14"><draw:frame text:anchor-type="paragraph" draw:z-index="11" draw:name="Shape8" draw:style-name="gr8" draw:text-style-name="P35" svg:width="6.6449in" svg:height="1.8343in" svg:x="-0.002in" svg:y="-0.1492in"><draw:text-box><text:p text:style-name="P38"><text:span text:style-name="T28">main {</text:span></text:p><text:p text:style-name="P38"><text:span text:style-name="T28"><text:tab/></text:span><text:span text:style-name="T28">customtype t </text:span><text:span text:style-name="T28">= [5, 7]</text:span></text:p><text:p text:style-name="P38"><text:span text:style-name="T28"><text:tab/></text:span><text:span text:style-name="T28">number a, b</text:span></text:p><text:p text:style-name="P38"><text:span text:style-name="T28"><text:tab/></text:span><text:span text:style-name="T28">[a, b] = t</text:span></text:p><text:p text:style-name="P38"><text:span text:style-name="T28"><text:tab/></text:span><text:span text:style-name="T28">[_, b] = </text:span><text:span text:style-name="T28">t // First </text:span><text:span text:style-name="T28">element is </text:span><text:span text:style-name="T28">ignored</text:span></text:p><text:p text:style-name="P38"><text:span text:style-name="T28">}</text:span></text:p><text:p text:style-name="P38"><text:span text:style-name="T28"/></text:p><text:p text:style-name="P38"><text:span text:style-name="T28">@pair [</text:span></text:p><text:p text:style-name="P38"><text:span text:style-name="T28"><text:tab/></text:span><text:span text:style-name="T28">number a</text:span></text:p><text:p text:style-name="P38"><text:span text:style-name="T28"><text:tab/></text:span><text:span text:style-name="T28">number b</text:span></text:p><text:p text:style-name="P38"><text:span text:style-name="T28">]</text:span></text:p></draw:text-box></draw:frame><text:span text:style-name="T10">The _ is used when a variable is ignored. It can be only used with array unpacking operation. </text:span></text:p>
      <text:p text:style-name="P14"><text:span text:style-name="T10">The operation .. is used for creating an uniformly distributed array. For example 1..5 creates an array [1,2,3,4,5]. It also can be used with characters like [‘a’..’d’] to denote [‘a’,’b’,’c’,’d’]. It can be useful with the for loops.</text:span></text:p>
      <text:h text:style-name="P32" text:outline-level="2">2.5 If Else Statements</text:h>
      <text:p text:style-name="P15">If and Else statements are identical to Go. You don’t need paranthesis for conditions like Go. The syntax is just <text:span text:style-name="T3">If cond {...} else {…}</text:span><text:span text:style-name="T10">. Language also supports else if statements.</text:span></text:p>
      <text:h text:style-name="Heading_20_1" text:outline-level="1">3. Func<text:span text:style-name="T24">tional Components</text:span></text:h>
      <text:p text:style-name="P15">To Define: include, async, ok-fail statement, finally, timer, sensors, switch, <text:span text:style-name="T25">log, arithmetics ??</text:span></text:p>
      <text:h text:style-name="P26" text:outline-level="1"><text:soft-page-break/>4. BNF Description</text:h>
      <text:h text:style-name="Heading_20_2" text:outline-level="2"><text:span text:style-name="T26">4.1 Program Description</text:span> </text:h>
      <text:p text:style-name="P17"><text:span text:style-name="T6">&lt;program&gt;</text:span> ::= &lt;include_stmt&gt; &lt;function_or_type_definitions&gt;</text:p>
      <text:p text:style-name="P20">| &lt;function_or_type_definitions&gt;</text:p>
      <text:p text:style-name="P17"><text:span text:style-name="T6">&lt;function_or_type_definitions&gt; </text:span>::= &lt;function_or_type_definition&gt;</text:p>
      <text:p text:style-name="P20">| &lt;function_or_type_definition&gt; &lt;function_or_type_definitions&gt;</text:p>
      <text:p text:style-name="P17"><text:span text:style-name="T6">&lt;function_or_type_definition&gt; </text:span>::= &lt;function&gt; </text:p>
      <text:p text:style-name="P20">| &lt;type_definition&gt;</text:p>
      <text:p text:style-name="P16"><text:span text:style-name="T6">&lt;comment&gt; </text:span>::= &lt;backslash&gt; &lt;backslash&gt; &lt;sentence&gt;</text:p>
      <text:h text:style-name="P33" text:outline-level="2">4.2 Include Statement</text:h>
      <text:p text:style-name="P18">&lt;include_stmt&gt; ::= &lt;include_word&gt; &lt;include_list&gt;</text:p>
      <text:p text:style-name="P19">&lt;include_list&gt; ::= &lt;LB&gt; &lt;include_list_items&gt; &lt;RB&gt;</text:p>
      <text:p text:style-name="P23">| &lt;LB&gt; &lt;RB&gt;</text:p>
      <text:p text:style-name="P18">&lt;include_list_items&gt; ::= &lt;include_list_item&gt;|&lt;include_list_item&gt;&lt;comma&gt;&lt;include_list_items&gt;</text:p>
      <text:p text:style-name="P18">&lt;include_list_item&gt; ::= &lt;identifier&gt;|&lt;string&gt;&lt;semicolon&gt;&lt;identifier&gt;</text:p>
      <text:p text:style-name="P18"/>
      <text:p text:style-name="P18">// Type definition</text:p>
      <text:p text:style-name="P18">&lt;type_definition&gt; ::= &lt;at_sign&gt;&lt;identifier&gt;&lt;LB&gt;&lt;declerations&gt;&lt;RB&gt;</text:p>
      <text:p text:style-name="P18">&lt;declerations&gt; ::= &lt;declarations&gt;|&lt;declaration&gt;&lt;newline&gt;&lt;declerations&gt;</text:p>
      <text:p text:style-name="P18"/>
      <text:p text:style-name="P18">// Functions definition</text:p>
      <text:p text:style-name="P18">&lt;function&gt; ::= &lt;function_signature&gt;&lt;function_body&gt;</text:p>
      <text:p text:style-name="P18">&lt;function_signature&gt; ::= &lt;structural_function_sign&gt;|&lt;custom_function_sign&gt;</text:p>
      <text:p text:style-name="P18">&lt;structural_function_sign&gt; ::= &lt;initial&gt;|&lt;main&gt;|&lt;end&gt;</text:p>
      <text:p text:style-name="P18">&lt;custom_function_sign&gt; ::= &lt;function_identifier&gt;&lt;LP&gt;&lt;function_parameter_list&gt;&lt;RP&gt;&lt;small_rigth_arrow&gt;&lt;function_return_type&gt;</text:p>
      <text:p text:style-name="P18">&lt;function_identifier&gt; ::= &lt;func&gt;&lt;identifier&gt;</text:p>
      <text:p text:style-name="P18">&lt;function_return_type&gt; ::= &lt;type&gt;|&lt;void&gt;</text:p>
      <text:p text:style-name="P18"/>
      <text:p text:style-name="P18"><text:soft-page-break/>// Parameters definition</text:p>
      <text:p text:style-name="P18">&lt;function_parameter_list&gt; ::= &lt;function_parameter&gt;|&lt;function_parameter&gt;&lt;comma&gt;&lt;function_parameter_list&gt;</text:p>
      <text:p text:style-name="P18">&lt;function_parameter&gt; ::= &lt;type&gt;&lt;identifier&gt;</text:p>
      <text:p text:style-name="P18"/>
      <text:p text:style-name="P18">// Function body definition</text:p>
      <text:p text:style-name="P18">&lt;function_body&gt; ::= &lt;stmts&gt;|&lt;stmts&gt;&lt;final&gt;</text:p>
      <text:p text:style-name="P18">&lt;final&gt; ::= &lt;ok&gt;|&lt;fail&gt;&lt;string&gt;|&lt;finally_stmt&gt;</text:p>
      <text:p text:style-name="P18">&lt;finally_stmt&gt; ::= &lt;finally&gt;&lt;LCB&gt;&lt;success&gt;&lt;block_stmts&gt;&lt;fail&gt;&lt;block_stmts&gt;&lt;RCB&gt;|&lt;finally&gt;&lt;LCB&gt;&lt;fail&gt;&lt;block_stmts&gt;&lt;RCB&gt;</text:p>
      <text:p text:style-name="P18"/>
      <text:p text:style-name="P18">// Statements</text:p>
      <text:p text:style-name="P18">&lt;block_stmts&gt; ::= &lt;LCB&gt;&lt;RCB&gt;|&lt;LCB&gt;&lt;stmts&gt;&lt;RCB&gt;</text:p>
      <text:p text:style-name="P18">&lt;stmts&gt; ::= &lt;stmt&gt;|&lt;stmt&gt;&lt;stmts&gt;</text:p>
      <text:p text:style-name="P18">&lt;stmt&gt; ::= &lt;function_call&gt;|&lt;keyword_stmt&gt;|&lt;assignment_stmt&gt;|&lt;decleration_stmt&gt;|&lt;return_stmt&gt;|&lt;if_stmt&gt;|&lt;loop_stmt&gt;|&lt;endline&gt;</text:p>
      <text:p text:style-name="P18"/>
      <text:p text:style-name="P18">// Function call</text:p>
      <text:p text:style-name="P18">&lt;function_call&gt; ::= &lt;identifier&gt;&lt;LP&gt;&lt;function_call_parameters&gt;&lt;RP&gt;|&lt;identifier&gt;&lt;dot&gt;&lt;function_call&gt;</text:p>
      <text:p text:style-name="P18">&lt;function_call_parameters&gt; ::= &lt;value&gt;|&lt;value&gt;&lt;comma&gt;&lt;function_call_parameters&gt;</text:p>
      <text:p text:style-name="P18"/>
      <text:p text:style-name="P18">// Keyword statement</text:p>
      <text:p text:style-name="P18">&lt;keyword_stmt&gt; ::= &lt;log_stmt&gt;</text:p>
      <text:p text:style-name="P18">&lt;log_stmt&gt; ::= &lt;log&gt;&lt;value&gt; </text:p>
      <text:p text:style-name="P18"/>
      <text:p text:style-name="P18">// Decleration and assignment statement</text:p>
      <text:p text:style-name="P18">&lt;decleration_stmt&gt; ::= &lt;type&gt;&lt;identifier&gt;|&lt;type&gt;&lt;assignment_stmt&gt;</text:p>
      <text:p text:style-name="P18">&lt;assignment_stmt&gt; ::= &lt;identifier&gt;&lt;assignment_operator&gt;&lt;value&gt;</text:p>
      <text:p text:style-name="P18"/>
      <text:p text:style-name="P18">// Return statement</text:p>
      <text:p text:style-name="P18">&lt;return_stmt&gt; ::= &lt;ok&gt;|&lt;fail&gt;&lt;string&gt;|&lt;return&gt;|&lt;return&gt;&lt;value&gt;</text:p>
      <text:p text:style-name="P18"/>
      <text:p text:style-name="P18">// If statement</text:p>
      <text:p text:style-name="P18">&lt;if_stmt&gt; ::= &lt;matched_if_stmt&gt;|&lt;unmatched_if_stmt&gt;</text:p>
      <text:p text:style-name="P18">&lt;matched_if_stmt&gt; ::= &lt;if&gt;&lt;condition&gt;&lt;block_stmts&gt;&lt;else&gt;&lt;block_stmts&gt;</text:p>
      <text:p text:style-name="P18"><text:soft-page-break/>&lt;unmatched_if_stmt&gt; ::= &lt;if&gt;&lt;condition&gt;&lt;block_stmts&gt;|&lt;if&gt;&lt;condition&gt;&lt;block_stmts&gt;&lt;else&gt;&lt;unmatched_if_stmt&gt;</text:p>
      <text:p text:style-name="P18"/>
      <text:p text:style-name="P18">// Loop statement</text:p>
      <text:p text:style-name="P18">&lt;loop_stmt&gt; ::= &lt;for&gt;&lt;condition&gt;&lt;block_stmts&gt;|&lt;for&gt;&lt;iterable&gt;&lt;block_stmts&gt;</text:p>
      <text:p text:style-name="P18">&lt;condition&gt; ::= &lt;LP&gt;&lt;condition&gt;&lt;RP&gt;|&lt;value&gt;|&lt;value&gt;&lt;logic_operator&gt;&lt;condition&gt;|&lt;exmark&gt;&lt;condition&gt;|&lt;questionmark&gt;&lt;condition&gt;</text:p>
      <text:p text:style-name="P18">&lt;iterable&gt; ::= &lt;identifier&gt;&lt;assignment_operator&gt;&lt;iterable_value&gt;</text:p>
      <text:p text:style-name="P18">&lt;iterable_value&gt; ::= &lt;identifier&gt;|&lt;LB&gt;&lt;value&gt;&lt;dot&gt;&lt;dot&gt;&lt;value&gt;&lt;RB&gt;</text:p>
      <text:p text:style-name="P18"/>
      <text:p text:style-name="P18">//Data types</text:p>
      <text:p text:style-name="P18">&lt;value&gt; ::= &lt;LP&gt;&lt;value&gt;&lt;RP&gt;|&lt;const&gt;|&lt;identifier&gt;|&lt;function_call&gt;|&lt;arithmethic&gt;|&lt;array&gt;</text:p>
      <text:p text:style-name="P18">&lt;arithmethic&gt; ::= &lt;value&gt;&lt;arithmetic_operator&gt;&lt;value&gt;</text:p>
      <text:p text:style-name="P18">&lt;array&gt; ::= &lt;LB&gt;&lt;RB&gt;|&lt;LB&gt;&lt;array_items&gt;&lt;RB&gt;</text:p>
      <text:p text:style-name="P18">&lt;array_items&gt; ::= &lt;value&gt;|&lt;value&gt;&lt;comma&gt;&lt;array_items&gt;</text:p>
      <text:p text:style-name="P18">&lt;string&gt; ::= &lt;quote&gt;&lt;quote&gt;|&lt;quote&gt;&lt;sentence&gt;&lt;quote&gt;</text:p>
      <text:p text:style-name="P18">&lt;type&gt; ::= &lt;identifier&gt;</text:p>
      <text:p text:style-name="P18">&lt;const&gt; ::= &lt;char&gt;|&lt;string&gt;|&lt;integer&gt;|&lt;float&gt;</text:p>
      <text:p text:style-name="P18">&lt;char&gt; ::= &lt;single_quote&gt;&lt;character&gt;&lt;single_quote&gt;</text:p>
      <text:p text:style-name="P18">&lt;integer&gt; ::= &lt;minus&gt;&lt;integer&gt;|&lt;digit&gt;&lt;integer&gt;</text:p>
      <text:p text:style-name="P18">&lt;float&gt;</text:p>
      <text:p text:style-name="P18"/>
      <text:p text:style-name="P18">//Terminals</text:p>
      <text:p text:style-name="P18">&lt;LCB&gt; ::= {</text:p>
      <text:p text:style-name="P18">&lt;RCB&gt; ::= }</text:p>
      <text:p text:style-name="P18">&lt;LP&gt; ::= ( </text:p>
      <text:p text:style-name="P18">&lt;RP&gt; ::= <text:s/>)</text:p>
      <text:p text:style-name="P18">&lt;LB&gt; ::= [</text:p>
      <text:p text:style-name="P18">&lt;RB&gt; ::= ]</text:p>
      <text:p text:style-name="P18">&lt;minus&gt; ::= -</text:p>
      <text:p text:style-name="P18">&lt;arithmetic_operator&gt; ::= +|-|*|/|% </text:p>
      <text:p text:style-name="P18">&lt;logic_operator&gt; ::= or|and</text:p>
      <text:p text:style-name="P18">&lt;exmark&gt; ::= !</text:p>
      <text:p text:style-name="P18">&lt;qestionmark&gt; ::= ?</text:p>
      <text:p text:style-name="P18">&lt;assignment_operator&gt; ::= = </text:p>
      <text:p text:style-name="P18">&lt;initial&gt; ::= initial</text:p>
      <text:p text:style-name="P18"><text:soft-page-break/>&lt;main&gt; ::= main</text:p>
      <text:p text:style-name="P18">&lt;end&gt; ::= end</text:p>
      <text:p text:style-name="P18">&lt;finally&gt; ::= finally</text:p>
      <text:p text:style-name="P18">&lt;success&gt; ::= success</text:p>
      <text:p text:style-name="P18">&lt;fail&gt; ::= fail</text:p>
      <text:p text:style-name="P18">&lt;ok&gt; ::= ok</text:p>
      <text:p text:style-name="P18">&lt;log&gt; ::= log</text:p>
      <text:p text:style-name="P18">&lt;dot&gt; ::= .</text:p>
      <text:p text:style-name="P18">&lt;comma&gt; ::= ,</text:p>
      <text:p text:style-name="P18">&lt;small_rigth_arrow&gt; ::= -&gt;</text:p>
      <text:p text:style-name="P18">&lt;identifier&gt; ::= [a-z][a-zA-Z0-9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nonymice Powerline" svg:font-family="'Anonymice Powerlin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text-properties officeooo:rsid="0010b583"/>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200%"/>
      <style:text-properties officeooo:rsid="0011efb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6:06:33.560759514</meta:creation-date>
    <dc:date>2019-10-20T18:19:53.049769639</dc:date>
    <meta:editing-duration>PT18M23S</meta:editing-duration>
    <meta:editing-cycles>5</meta:editing-cycles>
    <meta:generator>LibreOffice/6.0.7.3$Linux_X86_64 LibreOffice_project/00m0$Build-3</meta:generator>
    <meta:document-statistic meta:table-count="0" meta:image-count="0" meta:object-count="0" meta:page-count="9" meta:paragraph-count="123" meta:word-count="1164" meta:character-count="8999" meta:non-whitespace-character-count="7949"/>
  </office:meta>
</office:document-meta>
</file>